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974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86" calcext:value-type="float">
            <text:p>1286</text:p>
          </table:table-cell>
          <table:table-cell table:style-name="ce7" table:formula="of:=COUNTIF([.B7:.B999998];&quot;X&quot;)" office:value-type="float" office:value="1109" calcext:value-type="float">
            <text:p>1109</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1" calcext:value-type="float">
            <text:p>151</text:p>
          </table:table-cell>
          <table:table-cell table:style-name="ce25" table:formula="of:=SUM([.B2:.F2])" office:value-type="float" office:value="1367" calcext:value-type="float">
            <text:p>136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3" table:number-rows-repeated="125">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20">00/00/0000</text:date>, <text:time style:data-style-name="N2" text:time-value="19:29:50.30445883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6-20T19:30:11.672945272</dc:date>
    <meta:editing-duration>P1DT9H49M18S</meta:editing-duration>
    <meta:editing-cycles>1276</meta:editing-cycles>
    <meta:document-statistic meta:table-count="1" meta:cell-count="7760" meta:object-count="0"/>
  </office:meta>
</office:document-meta>
</file>